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1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Rambam, Ramban, Nachmanides, Maimonides, Emil Carl Franzos, Isaac Alphasi, James I, Raimond Martin</text:p>
      <text:p text:style-name="P5">Additional Places mentioned: Gerona (Spain), France, Palestine</text:p>
      <text:p text:style-name="P5">Additional Dates mentioned: 1195, 20-24 July 1263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Letterhead]</text:p>
      <text:p text:style-name="P2">S. MORAIS,/</text:p>
      <text:p text:style-name="P2">546 N. FIFTH STREET,/</text:p>
      <text:p text:style-name="P2">PHILADELPHIA./</text:p>
      <text:p text:style-name="P2"/>
      <text:p text:style-name="P3">[Front Cover]</text:p>
      <text:p text:style-name="P2">Post Biblical/</text:p>
      <text:p text:style-name="P2">54/</text:p>
      <text:p text:style-name="P2"/>
      <text:p text:style-name="P3">[Page 1]</text:p>
      <text:p text:style-name="P3">There are two personages, figuring conspicuously in post/ Biblical literature, whose names, represented by their/ Hebrew initials--as customary about Rabbis--sound very/ much alike, but whose minds and temperament differ/ greatly. <text:s/><text:span text:style-name="T2">Rambam</text:span><text:span text:style-name="T3">, stands for "Rabbi Moses son of/ Maimon"; </text:span><text:span text:style-name="T2">Ramban</text:span><text:span text:style-name="T3"> signifies "Rabbi Moses son/ of Nachman." <text:s/>All have recognized in the first/ the man of universal fame--Maimonides. <text:s/>The/ second has not gained so wide a reputation, but in/ the history of Rabbinism he occupies a lofty position./ <text:s/>I have had occasion before to allude to the bitter/ contest, which </text:span><text:span text:style-name="T4">the</text:span><text:span text:style-name="T5"> certain philosophical ideas advanced/ by the Sage of Cordova, stirred up among scholars both/ in Northern France and in some cities on the Ebro and the Dal-/-quivir. <text:s/>It may be remembered also the/ zealous but fruitless endeavour of David Kimchi/ to turn away wrath by soft answers. <text:s/>Ramban,/ better known as "Nachmanides," had not been/ an indifferent spectator at the exciting scenes which/ attended a raging </text:span><text:soft-page-break/><text:span text:style-name="T5">controversy./</text:span></text:p>
      <text:p text:style-name="P3"><text:span text:style-name="T5"/></text:p>
      <text:p text:style-name="P3"><text:span text:style-name="T5">[Page 2]</text:span></text:p>
      <text:p text:style-name="P3"><text:span text:style-name="T5">Born at Gerona, in Spain, fifty or sixty years/ after Maimonides, that is, in 1195 of the vulgar era, he too had studied/ Greek and Arabic philosophy, but in his con-/-ception Aristotle and Avicenna should have had no/ room, where Moses and Judah the Prince sat as masters./ <text:s/>He contended that our seeking support to the Law and/ traditions </text:span><text:span text:style-name="T4">by</text:span><text:span text:style-name="T5"> in the reasonings of men strangers to the/ Jewish faith, was objectionable. <text:s/>Nevertheless, Nach-/-manides honored the author of </text:span><text:span text:style-name="T6">Moreh Nebuchim</text:span><text:span text:style-name="T5"> "the/ teacher of the perplexed," and felt pained at the reviling/ of so great a man. <text:s/>Accordingly, he addressed the/ Synagogues of Aragon, Navarre and Castile and exhorted/ all to Judge calmly and dispassionately. <text:s/>He held that trying/ to belittle the giant of intellect who arose from/ Cordova, would be like imagining that the sun at its/ meridian can be obscured by the outstretched wings/ of </text:span><text:span text:style-name="T4">a pigeon</text:span><text:span text:style-name="T5"> birds. <text:s/>He argued that Maimonides may/ have written the book which reflects Greek and/ Arabic thoughts, for persons who associated with/ non Israelites in high office, and who may need/ arguments drawn from such sources to rebut/ sophistry./</text:span></text:p>
      <text:p text:style-name="P3"><text:span text:style-name="T5"/></text:p>
      <text:p text:style-name="P3"><text:span text:style-name="T5">[Page 3]</text:span></text:p>
      <text:p text:style-name="P3"><text:span text:style-name="T5">In reality, Nachmanides did not approve of many/ a sentiment to which his illustrious predecessor</text:span><text:span text:style-name="T4">s</text:span><text:span text:style-name="T5">/ had given currency. <text:s/>But neither would he join/ the detractors of a Rabbi, whose preeminent services/ to Talmudical </text:span><text:span text:style-name="T4">learning</text:span><text:span text:style-name="T5"> lore none dared ignore. <text:s/>All the/ persuasions of French and Spanish friends to enrol[sic!]/ him among the adversaries of the son of Maimon availed/ nothing. <text:s/></text:span><text:span text:style-name="T4">He</text:span><text:span text:style-name="T5"> Nachmanides remained unyeilding[sic!] in his deference/ to the philosopher, without sharing his views./ <text:s/>And how could he, who swore fealty to a speculative/ science that had just begun to spread its influence/ abroad, agree with Maimonides--a thinker methodic-/-al and gravely practical? <text:s/>For, Nachmanides had/ become an ardent follower of Kabbalism, or as moderns/ like to call it "theosophy". <text:s/>In it he saw the solution/ of questions which obtrude themselves on the human/ mind, when reflecting upon natural and revealed religion./ <text:s/>This is not the occasion on which I should discuss/ the truthfulness or falseness of a science--if we may/ justly so term it--that has, to this day enthusiastic adherents/ and determined opponents./</text:span></text:p>
      <text:p text:style-name="P3"><text:span text:style-name="T5"/></text:p>
      <text:p text:style-name="P3"><text:span text:style-name="T5">[Page 4]</text:span></text:p>
      <text:p text:style-name="P3"><text:span text:style-name="T5">But I may venture to say that while theoretic-/-ally Kabbalism can do society no harm, </text:span><text:span text:style-name="T4">to society</text:span><text:span text:style-name="T5"> practically it/ has wrought abundant mischief. <text:s/>All who/ have read such descriptions as those in the "Jews of/ Barnow" by Emil Carl Franzos, may form an/ idea of the ill effects of a pretentious wonder-</text:span><text:span text:style-name="T4">making</text:span><text:span text:style-name="T5"> working/ Kabbalism. <text:s/>Nachmanides was too strong in/ knowledge to bend under the yoke of superstitions,/ but he sincerely accepted, as religious verities mere/ speculations, about the Infinite and Unknowable./ <text:s/>That sincerity we must respect. <text:s/>As an/ author, our Moses was a prodigy. <text:s/>When I first/ met with a rhythmical composition of his in Ara-/-maic, prefacing a book which he wrote in defence/ of a great teacher in Israel--Isaac Alphasi, who abridged/ the Talmud--, I could not </text:span><text:span text:style-name="T4">persuade</text:span><text:span text:style-name="T5"> convince myself that it/ had emanated from a lad in his fifteenth year./ <text:s/>From early youth to an advanced age </text:span><text:span text:style-name="T4">his</text:span><text:span text:style-name="T5"> the restless/ pen of the Gerona Israelite was devoted to a single purpose--to illustrate/ the learning which Talmudism in its ritual depart-/-ment has treasured up. <text:s/>Quite contrary to/ Maimonides, who wished simply to lay down the results/ of Rabbinical discussions,/</text:span></text:p>
      <text:p text:style-name="P3"><text:span text:style-name="T5"/></text:p>
      <text:p text:style-name="P3"><text:span text:style-name="T5">[Page 5]</text:span></text:p>
      <text:p text:style-name="P3"><text:span text:style-name="T5">and let debates and digressions go unrecorded or unstudied, Nach-/-manides, prompted by veneration for the Sages, would/ dwell and enlarge upon and add to that which regards/ the argumentations held touching rites and observances. <text:s/>He was well fitted for/ the undertaking, for his equipments in Jewish literature/ were complete. <text:s/>He showed that in his multifarious/ productions and notably so in his critical annotations/ on "Sepher Ha-Mitzvoth", the </text:span><text:span text:style-name="T6">book of precepts</text:span><text:span text:style-name="T5"> by/ Maimonides. <text:s/>A warm admirer of our/ </text:span><text:soft-page-break/><text:span text:style-name="T5">Moses of Gerona, was the immortal Moses of/ Dessau. <text:s/>All are aware that Mendelssohn gave/ German Jews a confessedly beautiful translation/ of the Pentateuch. <text:s/>But he enriched it with a/ Hebrew commentary in which he was helped by several/ scholars. <text:s/>In that comment, Nachmanides appears/ conspicuously, for many an elucidation </text:span><text:span text:style-name="T4">and original</text:span><text:span text:style-name="T5"> borrowed of him by the German/ </text:span><text:span text:style-name="T4">idea</text:span><text:span text:style-name="T5"> expositor. <text:s/>For, barring Kabbalistic notions to which he/ was wedded, and to which all will not subscribe, that/ Spanish Jew must be credited with the possession of a/ clear and searching understanding, and he evinced it in/ his </text:span><text:span text:style-name="T6">Chiddushe Torah</text:span><text:span text:style-name="T5">, or "explanations upon the Torah."/</text:span></text:p>
      <text:p text:style-name="P3"><text:span text:style-name="T5"/></text:p>
      <text:p text:style-name="P3"><text:span text:style-name="T5">[Page 6]</text:span></text:p>
      <text:p text:style-name="P3"><text:span text:style-name="T5">But what must </text:span><text:span text:style-name="T4">still</text:span><text:span text:style-name="T5"> endear the memory/ of Nachmanides even to those who, in our times,/ are incapable of appreciating his numerous writ-/-ings, is the zeal he displayed for the preser-/-vation of his people's honor. <text:s/>James I, who/ reigned in Aragon and in some parts of South/ France, was covered with the leprosy of sin. <text:s/>How/ should he cleanse away that moral filth? <text:s/>His/ father confessor, Raimond Poniaforte, suggested the/ course he must take. <text:s/>Let Jews, who deny the/ efficacy of the vicarious blood, said to have been spilled/ in Calvary, be presented. <text:s/>The more </text:span><text:span text:style-name="T4">they suffer,</text:span><text:span text:style-name="T5"> of their blood is drawn,/ the purer will the profligate ruler become. <text:s/>The/ ultimate object was to compel apostasy by oppressive/ measures. <text:s/>As means to that end, the </text:span><text:span text:style-name="T4">father</text:span><text:span text:style-name="T5"> forerunner of/ </text:span><text:span text:style-name="T4">confessor</text:span><text:span text:style-name="T5"> Torquemada charged Paul Christian--a renegade disciple/ of his--to go on a mission tour and preach the/ gospel. <text:s/>But Jews, in their proverbial stiff necked-/-ness, refused to turn, <text:s/>Disappointed; the subtle/ confessor begged his royal master to invite to the/ court Nachmanides, whose </text:span><text:span text:style-name="T4">knowledge</text:span><text:span text:style-name="T5"> erudition and/ influence had been acknowledged far and wide./</text:span></text:p>
      <text:p text:style-name="P3"><text:span text:style-name="T5"/></text:p>
      <text:p text:style-name="P3"><text:span text:style-name="T5">[Page 7]</text:span></text:p>
      <text:p text:style-name="P3"><text:span text:style-name="T5">There, in the presence of all high officials, he/ should enter into a debate with Paul Christian./ <text:s/>Like a thunder bolt was the summons to Nach-/-manides. <text:s/>But he must obey. <text:s/>Humbly he/ besought the king to be allowed freedom of/ speech, that he might, unconstrained, rebut the/ attacks upon his ancestral faith. <text:s/>He was granted/ the request. <text:s/>Four long days--from the 20th to the 24th/ of July 1263--the controversy </text:span><text:span text:style-name="T4">went on</text:span><text:span text:style-name="T5"> continued. <text:s/>The/ opponent of Judaism </text:span><text:span text:style-name="T4">set forth</text:span><text:span text:style-name="T5"> cited, among other </text:span><text:span text:style-name="T4">ar-</text:span><text:span text:style-name="T5">/ </text:span><text:span text:style-name="T4">-guments</text:span><text:span text:style-name="T5"> sayings, Talmudical legends and tales to prove/ that Jews are cut off from all hopes of a/ restoration to nationality; that they are doomed to/ remain scattered everywhere and </text:span><text:span text:style-name="T4">dispersed</text:span><text:span text:style-name="T5"> unredeemed, and because Nachmanides/ frankly confessed that whatever the Talmud con-/-tains outside of traditional laws, has no binding/ force upon Israelites, he was violently disputed/ against and declared a heretic from a Jewish stand/ point. <text:s/>The accused did not flinch. <text:s/>He bravely/ stood his ground and came off victorious. <text:s/>The/ final issue, however, was sorrowful, for the un-/-scrupulous confessor, angered at having seen the Jew/</text:span></text:p>
      <text:p text:style-name="P3"><text:span text:style-name="T5"/></text:p>
      <text:p text:style-name="P3"><text:span text:style-name="T5">[Page 8]</text:span></text:p>
      <text:p text:style-name="P3"><text:span text:style-name="T5">Courageously defend his own belief, induced James/ I. to compel Hebrews, under his government, to/ admit Paul Christian in their synagogues and/ colleges, listen respectfully to the aspersions cast upon Judaism/ and supply the apostate with all the books which/ he asked for. <text:s/>That plan, often tried in later/ ages to no purpose, proved barren of </text:span><text:span text:style-name="T4">any looked for</text:span><text:span text:style-name="T5"> the anticipated/ fruits also in Spain and France of the 13th century./ <text:s/>Cut to the quick, the recreant preacher appealed/ to the Papal </text:span><text:span text:style-name="T4">Sec</text:span><text:span text:style-name="T5"> authority. <text:s/>He asserted that the Talmud/ blasphemes against the man of Nazareth and/ the creed he founded, therefore it ought to be/ publicly burned. <text:s/>Clemens IV. gave credence/ to the imputation and </text:span><text:span text:style-name="T4">ordered</text:span><text:span text:style-name="T5"> commanded that wherever copies/ of the </text:span><text:span text:style-name="T4">Talmud</text:span><text:span text:style-name="T5"> depository of our traditions were found, they should be delivered/ into the hands of learned priests for examination./ <text:s/>If anything objectionable be detested, a blazing/ fire shall consume volumes, that all good Christ-/ians must hate. <text:s/>James temporized. <text:s/>Suspecting/ the appointed censors, he applied to Raimond Martin,/</text:span></text:p>
      <text:p text:style-name="P3"><text:span text:style-name="T5"/></text:p>
      <text:p text:style-name="P3"><text:soft-page-break/><text:span text:style-name="T5">[Page 9]</text:span></text:p>
      <text:p text:style-name="P3"><text:span text:style-name="T5">a learned Catholic, acquainted with Hebrew,/ Aramaic and Arabic. <text:s/>The king would abide by/ that </text:span><text:span text:style-name="T4">priest's</text:span><text:span text:style-name="T5"> scholar's decision. <text:s/>He is reported to have said/ that, while certain passages in the Talmud can be/ construed as an attack on Christianity, there are/ others which may be interpreted as favoring it./ <text:s/>He advised that the censor's pen cross off the form-/-er and urged that for the sake of the latter, the work/ </text:span><text:span text:style-name="T4">ought to</text:span><text:span text:style-name="T5"> remain unscathed. <text:s/>Nachmanides may have rejoiced at the past he took, to vindicate Israel and </text:span><text:span text:style-name="T4">but was he</text:span><text:span text:style-name="T5">/ </text:span><text:span text:style-name="T4">Nachmanides</text:span><text:span text:style-name="T5"> Judaism, but was he wise in issuing a pamphlet which/ described his triumphant rebuttal of a recreant/ adversary? <text:s/>Possibly discretion might have </text:span><text:span text:style-name="T4">urged</text:span><text:span text:style-name="T5"> suggested/ silence, yet it was natural in the Rabbi who/ loved his people and religion, to let all know/ that the Law of Sinai and its oral teaching/ need not fear the venomous onslaughts of enemies./ <text:s/>The news of that pamphlet reached Rome. <text:s/>The high/ Pontiff reproached King James with favoritism towards/ Jews, and claimed that Moses Ben Nachman was/ allowed with impunity to defy Christianity, by his/ speech and by his pen. <text:s/>The ruler feared the dis-/-pleasure of one, who, in those days could launch/</text:span></text:p>
      <text:p text:style-name="P3"><text:span text:style-name="T5"/></text:p>
      <text:p text:style-name="P3"><text:span text:style-name="T5">[Page 10]</text:span></text:p>
      <text:p text:style-name="P6"><text:span text:style-name="T3">an</text:span><text:span text:style-name="T5"> anathemas that dethroned monarchs, and/ ordered Nachmanides to bid country, family, and/ pupils a lasting farewell. <text:s/>Nearly three score years and/ ten was the Gerona sage, when forced to take up/ the pilgrim's staff. <text:s/>Since Spain cast him off, what/ land could be dearer to his heart than that where the/ patriarchs lay buried and whose soil prophets had hallowed?/ <text:s/>He wended his steps to Palestine. <text:s/>The time was/ unpropitious, for the Mongols had shortly before/ overrun the country, and nothing but signs of/ devastation met the eyes of the exile. <text:s/>In a/ letter to his son Nachman, he draws a most dis-/-mal picture of the state of the cities through which/ he passed. <text:s/>But the aged servant of the Lord did not wash his last/ years in useless repinings. <text:s/>He gathered around/ him apt scholars and those he instructed with/ all the earnestness of his soul. <text:s/>In/ </text:span><text:span text:style-name="T3">Jaffa</text:span><text:span text:style-name="T5"> Cayapha, where Providence would that the Spanish/ Rabbi should find a grave in his 75th year, disciples/ and admirers paid the learned and pious preceptor/</text:span></text:p>
      <text:p text:style-name="P6"><text:span text:style-name="T5"/></text:p>
      <text:p text:style-name="P6"><text:span text:style-name="T5">[Page 11]</text:span></text:p>
      <text:p text:style-name="P6"><text:span text:style-name="T5">a tribute of profound veneration. <text:s/>We/ may regret that the reverence felt, exceeded/ the bounds of wisdom, for whereas Nachmanides/ descried that his adherence to the Kabbalah,/ or mystic science, might not lead minds astray,/ some of his followers magnified his powers/ after </text:span><text:span text:style-name="T3">his decease,</text:span><text:span text:style-name="T5"> the Rabbi had lain with his fathers by the report of miracles/ which he had performed, </text:span><text:span text:style-name="T3">and</text:span><text:span text:style-name="T5"> but which no sober think-/-er would credit. <text:s/>How sensible the/ counsel of the author of Ecclesiastes--that/ book of the Apocrypha which is the best and the/ most useful--"What is too far above the search/ not; what is too deeply hidden from thee, seek/ not; reflect on that which thou art permitted/ to grasp and busy not thyself with secret/ things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0T11:37:38.46</meta:creation-date>
    <meta:document-statistic meta:table-count="0" meta:image-count="0" meta:object-count="0" meta:page-count="5" meta:paragraph-count="89" meta:word-count="2139" meta:character-count="13503"/>
    <dc:date>2013-01-10T13:26:48.86</dc:date>
    <meta:editing-duration>PT5M18S</meta:editing-duration>
    <meta:editing-cycles>1</meta:editing-cycles>
    <meta:generator>OpenOffice.org/3.4.1$Win32 OpenOffice.org_project/341m1$Build-9593</meta:generator>
  </office:meta>
</office:document-meta>
</file>